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Arial, Helvetica, sans-serif"/>
    <style:font-face style:name="Calibri" svg:font-family="Calibri, sans-serif"/>
    <style:font-face style:name="Segoe UI" svg:font-family="'Segoe UI', 'Segoe WP', 'Segoe UI WPC', Tahoma, Arial, sans-serif"/>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Calibri1" fo:font-size="12pt" fo:letter-spacing="normal" fo:font-style="normal" fo:font-weight="normal"/>
    </style:style>
    <style:style style:name="P2" style:family="paragraph" style:parent-style-name="Text_20_body" style:list-style-name="L1">
      <style:paragraph-properties fo:margin-top="0in" fo:margin-bottom="0in" loext:contextual-spacing="false" fo:orphans="2" fo:widows="2"/>
      <style:text-properties fo:font-variant="normal" fo:text-transform="none" fo:color="#000000" style:font-name="Calibri1" fo:font-size="12pt" fo:letter-spacing="normal" fo:font-style="normal" fo:font-weight="normal"/>
    </style:style>
    <style:style style:name="P3" style:family="paragraph" style:parent-style-name="Text_20_body" style:list-style-name="L1">
      <style:paragraph-properties fo:margin-top="0in" fo:margin-bottom="0in" loext:contextual-spacing="false" fo:orphans="2" fo:widows="2"/>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alibri1" fo:font-size="12pt" fo:letter-spacing="normal" fo:font-style="normal" fo:font-weight="normal"/>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alibri1" fo:font-size="12pt" fo:letter-spacing="normal" fo:font-style="normal" fo:font-weight="bold"/>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alibri1" fo:font-size="14pt" fo:letter-spacing="normal" fo:font-style="normal" fo:font-weight="bold"/>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8" style:family="paragraph" style:parent-style-name="Text_20_body">
      <style:paragraph-properties fo:margin-left="0in" fo:margin-right="0in" fo:margin-top="0in" fo:margin-bottom="0in" loext:contextual-spacing="false" fo:orphans="2" fo:widows="2" fo:text-indent="0in" style:auto-text-indent="false"/>
    </style:style>
    <style:style style:name="P9" style:family="paragraph" style:parent-style-name="Standard">
      <style:paragraph-properties fo:margin-left="0in" fo:margin-right="0in" fo:orphans="2" fo:widows="2" fo:text-indent="0in" style:auto-text-indent="false"/>
      <style:text-properties fo:font-variant="normal" fo:text-transform="none" fo:color="#1f497d" style:font-name="Calibri" fo:font-size="11pt" fo:letter-spacing="normal" fo:font-style="normal" fo:font-weight="normal"/>
    </style:style>
    <style:style style:name="P10" style:family="paragraph" style:parent-style-name="Standard">
      <style:paragraph-properties fo:margin-left="0in" fo:margin-right="0in" fo:orphans="2" fo:widows="2" fo:text-indent="0in" style:auto-text-indent="false"/>
      <style:text-properties fo:font-variant="normal" fo:text-transform="none" fo:color="#1f497d" fo:letter-spacing="normal"/>
    </style:style>
    <style:style style:name="P11" style:family="paragraph" style:parent-style-name="Standard">
      <style:paragraph-properties fo:margin-left="0in" fo:margin-right="0in" fo:orphans="2" fo:widows="2" fo:text-indent="0in" style:auto-text-indent="false"/>
      <style:text-properties fo:font-variant="normal" fo:text-transform="none" fo:color="#1f497d" fo:letter-spacing="normal" officeooo:rsid="00147245" officeooo:paragraph-rsid="00147245"/>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style:font-name="Calibri1" fo:font-size="12pt" fo:letter-spacing="normal" fo:font-style="normal" fo:font-weight="normal"/>
    </style:style>
    <style:style style:name="P13" style:family="paragraph" style:parent-style-name="Standard">
      <style:paragraph-properties fo:margin-left="0in" fo:margin-right="0in" fo:orphans="2" fo:widows="2" fo:text-indent="0in" style:auto-text-indent="false"/>
      <style:text-properties fo:font-variant="normal" fo:text-transform="none" fo:color="#000000" fo:letter-spacing="normal"/>
    </style:style>
    <style:style style:name="P14" style:family="paragraph" style:parent-style-name="Standard">
      <style:paragraph-properties fo:margin-left="0in" fo:margin-right="0in" fo:orphans="2" fo:widows="2" fo:text-indent="0in" style:auto-text-indent="false"/>
      <style:text-properties fo:font-variant="normal" fo:text-transform="none" fo:color="#000000" fo:font-size="14pt" fo:letter-spacing="normal" style:font-size-asian="14pt" style:font-size-complex="14pt"/>
    </style:style>
    <style:style style:name="P15" style:family="paragraph" style:parent-style-name="Standard">
      <style:paragraph-properties fo:margin-left="0in" fo:margin-right="0in" fo:orphans="2" fo:widows="2" fo:text-indent="0in" style:auto-text-indent="false"/>
    </style:style>
    <style:style style:name="P16"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000000" style:font-name="Calibri1" fo:font-size="12pt" fo:letter-spacing="normal" fo:font-style="normal" fo:font-weight="bold"/>
    </style:style>
    <style:style style:name="T1" style:family="text">
      <style:text-properties fo:font-variant="normal" fo:text-transform="none" fo:color="#212121" style:font-name="Calibri" fo:font-size="11pt" fo:letter-spacing="normal" fo:font-style="normal" fo:font-weight="normal"/>
    </style:style>
    <style:style style:name="T2" style:family="text">
      <style:text-properties fo:font-variant="normal" fo:text-transform="none" fo:color="#000000" style:font-name="Calibri1" fo:font-size="12pt" fo:letter-spacing="normal" fo:font-style="normal" fo:font-weight="normal"/>
    </style:style>
    <style:style style:name="T3" style:family="text">
      <style:text-properties style:font-name="Calibri" fo:font-size="11pt"/>
    </style:style>
    <style:style style:name="T4" style:family="text">
      <style:text-properties style:font-name="Calibri" fo:font-size="11pt" fo:font-style="normal" fo:font-weight="normal"/>
    </style:style>
    <style:style style:name="T5" style:family="text">
      <style:text-properties style:font-name="Calibri" fo:font-size="11pt" officeooo:rsid="00147245"/>
    </style:style>
    <style:style style:name="T6" style:family="text">
      <style:text-properties style:font-name="Calibri1" fo:font-size="12pt" fo:font-style="normal" fo:font-weight="normal"/>
    </style:style>
    <style:style style:name="T7" style:family="text">
      <style:text-properties style:font-name="Calibri1" fo:font-style="normal" fo:font-weight="bold"/>
    </style:style>
    <style:style style:name="T8" style:family="text">
      <style:text-properties style:font-name="Calibri1" fo:font-size="20pt" fo:font-style="normal" fo:font-weight="bold"/>
    </style:style>
    <style:style style:name="T9" style:family="text">
      <style:text-properties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The SDK’s can be found on Apollo here:</text:span></text:p>
      <text:p text:style-name="P15"><text:a xlink:type="simple" xlink:href="file://apollo/temp/mraymond/Ustream-SDKs" office:target-frame-name="_blank" xlink:show="new" text:style-name="Internet_20_link" text:visited-style-name="Visited_20_Internet_20_Link"><text:span text:style-name="T1">\\apollo\temp\mraymond\Ustream-SDKs</text:span></text:a></text:p>
      <text:p text:style-name="P10"/>
      <text:p text:style-name="P9">SDK keys and SDK’s</text:p>
      <text:p text:style-name="P10"/>
      <text:p text:style-name="P9">Android:</text:p>
      <text:p text:style-name="P9">S4Xzf49Qt8ZgDFVVffTQ6fCkzGlvbxmV3krfVZKm</text:p>
      <text:p text:style-name="P10"/>
      <text:p text:style-name="P9">iOS:</text:p>
      <text:p text:style-name="P10"><text:span text:style-name="T4">zQSfx6Rar0aI7JU4PrEgjXA3LOfyaVm0JJgnMJBQ</text:span></text:p>
      <text:p text:style-name="P10"><text:span text:style-name="T4"/></text:p>
      <text:p text:style-name="P11"><text:span text:style-name="T4">=============================================</text:span></text:p>
      <text:p text:style-name="P12"><text:span text:style-name="T5">C</text:span><text:span text:style-name="T3">onfigurations in the UStream admin dashboard.</text:span></text:p>
      <text:p text:style-name="P13"/>
      <text:p text:style-name="P14"><text:span text:style-name="T7">Android:</text:span></text:p>
      <text:p text:style-name="P12"/>
      <text:p text:style-name="P13"><text:span text:style-name="T6">Key Hash:</text:span></text:p>
      <text:p text:style-name="P13"><text:span text:style-name="T6">JZS46FKdyP6d9ec6emRh51ggsIk=</text:span></text:p>
      <text:p text:style-name="P12"/>
      <text:p text:style-name="P13"><text:span text:style-name="T6">Google Play Package name:</text:span></text:p>
      <text:p text:style-name="P12">com.gilead.gmobile2.debug</text:p>
      <text:p text:style-name="P13"/>
      <text:p text:style-name="P16">Enter credentials</text:p>
      <text:list xml:id="list1283434065" text:style-name="L1">
        <text:list-item>
          <text:p text:style-name="P3"><text:span text:style-name="T2">Log-in into your account, navigate to the </text:span><text:a xlink:type="simple" xlink:href="https://video.ibm.com/dashboard" office:target-frame-name="_blank" xlink:show="new" text:style-name="Internet_20_link" text:visited-style-name="Visited_20_Internet_20_Link">Dashboard</text:a><text:span text:style-name="T2"> and select </text:span><text:a xlink:type="simple" xlink:href="https://video.ibm.com/dashboard/integrations/api-access" office:target-frame-name="_blank" xlink:show="new" text:style-name="Internet_20_link" text:visited-style-name="Visited_20_Internet_20_Link">“API/SDK access”</text:a><text:span text:style-name="T2"> under the “Integrations &amp; Apps” menu.</text:span></text:p>
        </text:list-item>
        <text:list-item>
          <text:p text:style-name="P3"><text:span text:style-name="T2">In the “Mobile Player SDK” section, click on “Create new credentials” and provide a name for your application in the “Application name” field. Your credentials will be listed under the </text:span><text:a xlink:type="simple" xlink:href="https://video.ibm.com/dashboard/integrations/api-access" office:target-frame-name="_blank" xlink:show="new" text:style-name="Internet_20_link" text:visited-style-name="Visited_20_Internet_20_Link">“API/SDK access”</text:a><text:span text:style-name="T2"> page based on this name.</text:span></text:p>
        </text:list-item>
        <text:list-item>
          <text:p text:style-name="P2">Select Android in the “Platform” drop-down. Enter your <text:span text:style-name="T9">Key Hash</text:span> and <text:span text:style-name="T9">Google Play Package Name</text:span> in the respective fields.</text:p>
        </text:list-item>
        <text:list-item>
          <text:p text:style-name="P1">After you completed all fields, hit “Save” to generate your IBM Video Streaming Player SDK for Android credentials. Make sure that the “Key Hash” and “Google Play Package Name” are introduced correctly. If you accidentally saved wrong values, you can edit or delete your credentials, but beware as this will break any existing applications relying on those credentials.</text:p>
        </text:list-item>
      </text:list>
      <text:p text:style-name="P6">Download SDK package</text:p>
      <text:p text:style-name="P4">After hitting “Save” in the “Create new credentials” step, you will see your credentials listed with the newly generated <text:span text:style-name="T9">IBM Video Streaming Player SDK key</text:span>.</text:p>
      <text:p text:style-name="P4">Click to the “Android Player SDK” link near the “Download” to download the zip archive containing the SDK package.</text:p>
      <text:p text:style-name="P4"/>
      <text:p text:style-name="P5">After downloading the SDK for Android please share it with us.</text:p>
      <text:p text:style-name="P7"/>
      <text:p text:style-name="P7"><text:soft-page-break/><text:span text:style-name="T8">iOS:</text:span></text:p>
      <text:p text:style-name="P4"/>
      <text:p text:style-name="P4">bundle id:</text:p>
      <text:p text:style-name="P4">com.gilead.gmobile2.debug</text:p>
      <text:p text:style-name="P4"/>
      <text:p text:style-name="P6">Create credentials for your mobile app</text:p>
      <text:p text:style-name="P8"><text:span text:style-name="T2">Log-in into your account, navigate to the </text:span><text:a xlink:type="simple" xlink:href="https://video.ibm.com/dashboard" office:target-frame-name="_blank" xlink:show="new" text:style-name="Internet_20_link" text:visited-style-name="Visited_20_Internet_20_Link">Dashboard</text:a><text:span text:style-name="T2"> and select </text:span><text:a xlink:type="simple" xlink:href="https://video.ibm.com/dashboard/integrations/api-access" office:target-frame-name="_blank" xlink:show="new" text:style-name="Internet_20_link" text:visited-style-name="Visited_20_Internet_20_Link">“API/SDK access”</text:a><text:span text:style-name="T2"> under the “Integrations &amp; Apps” menu.</text:span></text:p>
      <text:p text:style-name="P4">Click on “Create new credentials” and provide a name for your application in the “Application name” field. Your credentials will be listed under the “API/SDK access” page based on this name.</text:p>
      <text:p text:style-name="P4">Select iOS in the “Platform” drop-down. Enter the “bundle id” in its respective field.</text:p>
      <text:p text:style-name="P4">After you completed all fields, hit “Save” to generate your SDK credentials. Make sure that the “bundle id” is introduced correctly, as you will have no possibility to update them later. If you accidentally saved wrong values, start the process from the beginning and create new credentials with the correct values.</text:p>
      <text:p text:style-name="P6">Step 2: Download SDK package</text:p>
      <text:p text:style-name="P4">After hitting “Save” in the “Create new credentials” step, you will see your credentials listed.</text:p>
      <text:p text:style-name="P4">Click to the “iOS Player SDK” link near the “Download” to download the zip archive containing the SDK package.</text:p>
      <text:p text:style-name="P4"/>
      <text:p text:style-name="P5">After downloading the SDK for iOS please share it with us.</text:p>
      <text:p text:style-name="P10"><text:span text:style-name="T4"/></text:p>
      <text:p text:style-name="P10"><text:span text:style-name="T4"/></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Arial, Helvetica, sans-serif"/>
    <style:font-face style:name="Calibri" svg:font-family="Calibri, sans-serif"/>
    <style:font-face style:name="Segoe UI" svg:font-family="'Segoe UI', 'Segoe WP', 'Segoe UI WPC', Tahoma, Arial, sans-serif"/>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2T10:34:26.821000000</dc:date>
    <meta:editing-duration>PT10M18S</meta:editing-duration>
    <meta:editing-cycles>2</meta:editing-cycles>
    <meta:generator>LibreOffice/6.1.3.2$Windows_X86_64 LibreOffice_project/86daf60bf00efa86ad547e59e09d6bb77c699acb</meta:generator>
    <meta:document-statistic meta:table-count="0" meta:image-count="0" meta:object-count="0" meta:page-count="2" meta:paragraph-count="35" meta:word-count="403" meta:character-count="2649" meta:non-whitespace-character-count="2285"/>
  </office:meta>
</office:document-meta>
</file>